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33% 58%"/>
    </style:style>
    <style:style style:name="T7" style:family="text">
      <style:text-properties style:text-position="0% 100%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rallel Gaussian Elimination.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 text:style-name="P1"><text:span text:style-name="T1">Aachen 16.April.2016</text:span></text:p>
            <text:p text:style-name="P2"><text:span text:style-name="T2"/></text:p>
            <text:p text:style-name="P1"><text:span text:style-name="T2">Joint work with</text:span></text:p>
            <text:p text:style-name="P1"><text:span text:style-name="T2">Steve Linton and Jon Thackray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Gaussian Elimination?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To discover linear dependencies.</text:span></text:p>
                <text:p><text:span text:style-name="T3"/></text:p>
              </text:list-item>
              <text:list-item>
                <text:p><text:span text:style-name="T3">To find the Rank or Null Space of a matrix</text:span></text:p>
                <text:p><text:span text:style-name="T3"/></text:p>
              </text:list-item>
              <text:list-item>
                <text:p><text:span text:style-name="T3">To check that a vector lies in a given spa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do Gaussian Elimin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tandard answer is to do row operations to put the matrix into one of . . .</text:p>
              </text:list-item>
              <text:list-item>
                <text:p>scaled echelon form <text:s text:c="6"/>reduced echelon form</text:p>
                <text:p><text:s text:c="3"/>0 <text:s/>1 <text:s/>4 <text:s/>2 <text:s/>5 <text:s/>6 <text:s text:c="17"/>0 <text:s/>1 <text:s/>4 <text:s/>0 <text:s/>0 <text:s/>6</text:p>
                <text:p><text:s text:c="3"/>0 <text:s/>0 <text:s/>0 <text:s/>1 <text:s/>2 <text:s/>2 <text:s text:c="17"/>0 <text:s/>0 <text:s/>0 <text:s/>1 <text:s/>0 <text:s/>2</text:p>
                <text:p><text:s text:c="3"/>0 <text:s/>0 <text:s/>0 <text:s/>0 <text:s/>1 <text:s/>3 <text:s text:c="17"/>0 <text:s/>0 <text:s/>0 <text:s/>0 <text:s/>1 <text:s/>3</text:p>
              </text:list-item>
              <text:list-item>
                <text:p>Rank and containment are easily solved.</text:p>
              </text:list-item>
              <text:list-item>
                <text:p>Nullspace found by noting the row operations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ed <text:span text:style-name="T4">reduced</text:span><text:span text:style-name="T5"> echelon form.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 the stone-age meataxe, unreduced echelon form could often be used because we process one row at a time. <text:s/>We can clear one entry before looking at the next.</text:p>
              </text:list-item>
              <text:list-item>
                <text:p>This is not suitable for meataxe64 - we need to know how to clear a lot of entries in one go.</text:p>
              </text:list-item>
              <text:list-item>
                <text:p>Reduced echelon form increases the work (square full-rank N x N matrix) from N<text:span text:style-name="T6">3</text:span><text:span text:style-name="T7">/3 to N</text:span><text:span text:style-name="T6">3</text:span><text:span text:style-name="T7">/2.</text:span></text:p>
              </text:list-item>
              <text:list-item>
                <text:p><text:span text:style-name="T7">This is a price we must pay, though usually we get it back in one way or anoth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gative Reduced Echelon Form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en doing Gaussian, we must subtract the relevant multiple of a row. <text:s/>This negation must be done somewhere. <text:s/>Meataxe64 uses NREF</text:p>
              </text:list-item>
              <text:list-item>
                <text:p>Negative Reduced Echelon Form</text:p>
                <text:p><text:s text:c="13"/>0 <text:s/><text:span text:style-name="T4">-1</text:span> <text:s text:c="2"/>5 <text:s text:c="2"/>0 <text:s text:c="2"/>0 <text:s text:c="2"/>7</text:p>
                <text:p><text:s text:c="13"/>0 <text:s text:c="2"/>0 <text:s text:c="2"/>0 <text:s/><text:span text:style-name="T4">-1</text:span> <text:s text:c="2"/>0 <text:s text:c="2"/>3</text:p>
                <text:p><text:s text:c="13"/>0 <text:s text:c="2"/>0 <text:s text:c="2"/>0 <text:s text:c="2"/>0 <text:s/><text:span text:style-name="T4">-1</text:span> <text:s text:c="2"/>2</text:p>
              </text:list-item>
              <text:list-item>
                <text:p>Other methods are probably fine to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pping Up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e wish to do Gaussian elimination on matrices around 2,000,000 dimensions mod 2.</text:p>
              </text:list-item>
              <text:list-item>
                <text:p>A row occupies 256 Kilobytes which is too big for cache.</text:p>
              </text:list-item>
              <text:list-item>
                <text:p>We must therefore chop the matrix up, both vertically and horizontally into more manageable pieces.</text:p>
              </text:list-item>
              <text:list-item>
                <text:p>We must do this anyway to use multiple co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ppens at several scal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op up a matrix on disk so that the pieces fit into memory.</text:p>
              </text:list-item>
              <text:list-item>
                <text:p>Chop up a matrix in memory so that the pieces can be worked on by multiple cores.</text:p>
              </text:list-item>
              <text:list-item>
                <text:p>Chop up a matrix in a single core to utilize the fast matrix multiplication.</text:p>
              </text:list-item>
              <text:list-item>
                <text:p>Chop up even those bits so that the tiny pieces fit into L1 cache.</text:p>
              </text:list-item>
              <text:list-item>
                <text:p>Luckily similar tricks work for all these sca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ECH) “Echelize” <text:s/>slide 1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ake an R x C matrix and put it into NREF.</text:p>
              </text:list-item>
              <text:list-item>
                <text:p>Five outputs.</text:p>
              </text:list-item>
              <text:list-item>
                <text:p><text:span text:style-name="T8">Important concept coming up.</text:span></text:p>
              </text:list-item>
              <text:list-item>
                <text:p>First two are the <text:span text:style-name="T4">Row-select bit-string</text:span><text:span text:style-name="T5"> and the </text:span><text:span text:style-name="T4">Column-select bit-string</text:span><text:span text:style-name="T5">.</text:span></text:p>
              </text:list-item>
              <text:list-item>
                <text:p>Which K rows (columns) do we choose to make an invertible square matrix of the same rank as the input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(ECH) “Echelize” slide 2 of 2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ird output (the <text:span text:style-name="T4">Multiplier</text:span><text:span text:style-name="T5">) is</text:span> the negative of the inverse of this square matrix.</text:p>
              </text:list-item>
              <text:list-item>
                <text:p>Fourth output (the <text:span text:style-name="T4">Cleaner</text:span>) gives how the (original) selected rows were added to the non-selected rows to make them zero.</text:p>
              </text:list-item>
              <text:list-item>
                <text:p>Fifth output (the <text:span text:style-name="T4">Remnant</text:span>) gives the non-selected columns of the resulting NREF 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king with NREF matrice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Hence an NREF matrix is held as a column-select bit-string and a remnant.</text:p>
              </text:list-item>
              <text:list-item>
                <text:p>The full NREF matrix can be reconstructed if required. <text:s/>The selected columns have -1 in consecutive rows, and the non-selected columns are given explicitly in the remnant.</text:p>
              </text:list-item>
              <text:list-item>
                <text:p>We aim, of course, to avoid this reconstruction and work directly with the bit-string and remnant to avoid needless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<text:s text:c="13"/>0 <text:s/><text:span text:style-name="T4">-1</text:span> <text:s text:c="2"/>5 <text:s text:c="2"/>0 <text:s text:c="2"/>0 <text:s text:c="2"/>7</text:p>
                <text:p><text:s text:c="13"/>0 <text:s text:c="2"/>0 <text:s text:c="2"/>0 <text:s/><text:span text:style-name="T4">-1</text:span> <text:s text:c="2"/>0 <text:s text:c="2"/>3</text:p>
                <text:p><text:s text:c="13"/>0 <text:s text:c="2"/>0 <text:s text:c="2"/>0 <text:s text:c="2"/>0 <text:s/><text:span text:style-name="T4">-1</text:span> <text:s text:c="2"/>2</text:p>
                <text:p/>
              </text:list-header>
              <text:list-item>
                <text:p>Bit string 010110</text:p>
              </text:list-item>
              <text:list-item>
                <text:p>Remnant <text:s text:c="2"/>0 <text:s text:c="2"/>5 <text:s text:c="2"/>7</text:p>
                <text:p><text:s text:c="18"/>0 <text:s text:c="2"/>0 <text:s text:c="2"/>3</text:p>
                <text:p><text:s text:c="18"/>0 <text:s text:c="2"/>0 <text:s text:c="2"/>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need a <text:span text:style-name="T4">recursive</text:span><text:span text:style-name="T5"> method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 set of procedures that we can carry out on the chopped-up matrix (including chopping CHP and re-assembling ASM) to do all the same procedures on a big matrix.</text:p>
              </text:list-item>
              <text:list-item>
                <text:p>Matrix multipy (MUL) is one of them. C = A x B</text:p>
              </text:list-item>
              <text:list-item>
                <text:p>Multiply-and-add (MAD) is another <text:s/>C += A x B</text:p>
              </text:list-item>
              <text:list-item>
                <text:p>Ultimately the speed of Gaussian depends on these, and meataxe64 has tuned them a lot.</text:p>
              </text:list-item>
              <text:list-item>
                <text:p>I will not describe this further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REX) and (CEX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ow extract (REX) and column extract (CEX) are two more. <text:s/>They take a bit-string and a matrix, and produce two matrices . . . the selected rows (columns) and the non-selected rows (columns).</text:p>
              </text:list-item>
              <text:list-item>
                <text:p>Meataxe64 stores matrices by row, so row extract is easy and fast.</text:p>
              </text:list-item>
              <text:list-item>
                <text:p>Column extract is slower, but easier than one might expect since often long strings of bits have the same value. <text:s text:c="2"/>11111111001000000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lready good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HP, ASM, ECH, MUL, MAD, REX and CEX can already do chopped-up Rank!</text:p>
              </text:list-item>
              <text:list-item>
                <text:p>The trouble is that every REX and CEX you do makes more and more matrices that are smaller and smaller, even with zero rows or columns.</text:p>
              </text:list-item>
              <text:list-item>
                <text:p>Nevertheless it is worth looking at this, since it gives an initial glimpse of how all this works.</text:p>
              </text:list-item>
              <text:list-item>
                <text:p>The rest is just administration, though there is quite a lot of it! <text:s/>Let's ignore it to start wit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opped up Ran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CH. <text:s/>Echelize the top left block</text:p>
              </text:list-item>
              <text:list-item>
                <text:p>Do the same operations along the top row, using REX, MUL and MAD.</text:p>
              </text:list-item>
              <text:list-item>
                <text:p>CEX the selected columns down the first column of blocks.</text:p>
              </text:list-item>
              <text:list-item>
                <text:p>MAD through the entire matrix (first column is a bit different).</text:p>
              </text:list-item>
              <text:list-item>
                <text:p>Now the top left block is gone and attention moves to the 1,2 or the 2,1 position, which are treated in the same way.</text:p>
              </text:list-item>
              <text:list-item>
                <text:p>And so on. <text:s/>The rank is the total number of columns sele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veral problems remai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f the matrix is chopped B x B, the number of operations grows as B<text:span text:style-name="T6">4</text:span><text:span text:style-name="T7">. <text:s/>B</text:span><text:span text:style-name="T6">3</text:span><text:span text:style-name="T7"> is desirable.</text:span></text:p>
              </text:list-item>
              <text:list-item>
                <text:p><text:span text:style-name="T7">B</text:span><text:span text:style-name="T6">4</text:span><text:span text:style-name="T7"> leads to needless memory accesses.</text:span></text:p>
              </text:list-item>
              <text:list-item>
                <text:p><text:span text:style-name="T7">Also the method is nowhere near recursive. <text:s/>We want a single multiplier, cleaner and remant and single bit-strings. <text:s/>So far we have junk lying around all over the place!</text:span></text:p>
              </text:list-item>
              <text:list-item>
                <text:p><text:span text:style-name="T7">Nevertheless the scheme has good concurrenc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<text:span text:style-name="T6">4</text:span><text:span text:style-name="T7"> -&gt; B</text:span><text:span text:style-name="T6">3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ataxe64 accumulates down the column. <text:s/>The main (cubic <text:s/>i,j,k) MAD operation at the i,k position is for all pivots found in rows 1...(i-1) in column j (&lt;k).</text:p>
              </text:list-item>
              <text:list-item>
                <text:p>We extract the columns for <text:span text:style-name="T4">all</text:span><text:span text:style-name="T5"> the pivotal columns for the blocks above.</text:span></text:p>
              </text:list-item>
              <text:list-item>
                <text:p><text:span text:style-name="T5">This reduces concurrency but saves operations and hence data movement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D i j k oper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>|-----------------------------------------------------------------------------------<text:line-break/>| <text:s text:c="12"/>| <text:s text:c="4"/>j <text:s text:c="6"/>| <text:s text:c="12"/>| <text:s text:c="12"/>| <text:s text:c="12"/>| <text:s text:c="4"/>k <text:s text:c="6"/>| <text:s text:c="12"/>|<text:line-break/>| <text:s text:c="12"/>| -1 <text:s text:c="8"/>| <text:s text:c="12"/>| <text:s text:c="12"/>| <text:s text:c="12"/>| bbbbb <text:s text:c="2"/>|<text:line-break/>|-----------------------------------------------------------------------------------<text:line-break/>| <text:s text:c="12"/>| <text:s text:c="13"/>| <text:s text:c="12"/>| <text:s text:c="12"/>| <text:s text:c="11"/>| <text:s text:c="12"/>| <text:s text:c="12"/>|<text:line-break/>| <text:s text:c="12"/>| <text:s text:c="7"/>-1 <text:s text:c="2"/>| <text:s text:c="12"/>| <text:s text:c="12"/>| <text:s text:c="11"/>| bbbbb <text:s/>| <text:s text:c="12"/>|<text:line-break/>|----------------------------------------------------------------------------------<text:line-break/>| <text:s text:c="12"/>| <text:s text:c="4"/>-1 <text:s text:c="4"/>| <text:s text:c="12"/>| <text:s text:c="12"/>| <text:s text:c="12"/>| bbbbb <text:s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2"/>-1 <text:s text:c="6"/>| <text:s text:c="12"/>| <text:s text:c="12"/>| <text:s text:c="12"/>| bbbbb | <text:s text:c="12"/>|<text:line-break/>|----------------------------------------------------------------------------------<text:line-break/>| <text:s text:c="2"/>i <text:s text:c="8"/>| <text:s/>aaaa <text:s text:c="3"/>| <text:s text:c="12"/>| <text:s text:c="12"/>| <text:s text:c="12"/>| ccccc | <text:s text:c="12"/>| <text:s text:c="2"/>c += a . b<text:line-break/>| <text:s text:c="12"/>| <text:s/>aaaa <text:s text:c="3"/>| <text:s text:c="12"/>| <text:s text:c="12"/>| <text:s text:c="12"/>| ccccc | <text:s text:c="12"/>|<text:line-break/>|----------------------------------------------------------------------------------<text:line-break/>| <text:s text:c="12"/>| <text:s text:c="12"/>| <text:s text:c="12"/>| <text:s text:c="12"/>| <text:s text:c="12"/>| <text:s text:c="12"/>| <text:s text:c="12"/>|<text:line-break/>| <text:s text:c="12"/>| <text:s text:c="12"/>| <text:s text:c="12"/>| <text:s text:c="12"/>| <text:s text:c="12"/>| <text:s text:c="12"/>| <text:s text:c="12"/>|<text:line-break/>|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administration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VC is a procedure for combining two (column) bit-strings to produce the one that extracts both sets of columns at once.</text:p>
              </text:list-item>
              <text:list-item>
                <text:p>PVC also produces a “riffle” bit string.</text:p>
              </text:list-item>
              <text:list-item>
                <text:p>RRF then uses this to combine the rows of two matrices to produce one matrix.</text:p>
              </text:list-item>
              <text:list-item>
                <text:p>These two operations do the row permutation needed to keep the columns and the rows in synchron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s has been debugged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sing these procedures, it is possible to perform the rank operation.</text:p>
              </text:list-item>
              <text:list-item>
                <text:p>All the procedures have been coded up as separate (stone-age!) programs</text:p>
              </text:list-item>
              <text:list-item>
                <text:p>And a shell-script doing the next slide has been written (by Jon) and throughly tested.</text:p>
                <text:p/>
              </text:list-item>
              <text:list-item>
                <text:p>We make progres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code for “Rank”</text:p>
          </draw:text-box>
        </draw:frame>
        <draw:frame presentation:style-name="pr5" draw:layer="layout" svg:width="25.199cm" svg:height="13.86cm" svg:x="1.4cm" svg:y="4.914cm" presentation:class="outline">
          <draw:text-box>
            <text:p><text:s text:c="2"/>1<text:tab/>CEX Pij Yij Aij Gij<text:line-break/> <text:s/>2<text:tab/>MAD Aij Rij Gij Hij<text:line-break/> <text:span text:style-name="T4"><text:s/>3</text:span><text:span text:style-name="T4"><text:tab/></text:span><text:span text:style-name="T4">ECH Hij Tij Qij Mij Kij Ni</text:span>j<text:line-break/> <text:s/>4<text:tab/>CEX Qij Rij Eij Dij<text:line-break/> <text:s/>5<text:tab/>MAD Eij Nij Dij Lij<text:line-break/> <text:s/>6<text:tab/>PVC Pij Qij P(i+1)j Uij<text:line-break/> <text:s/>7<text:tab/>RRF Uij Lij Nij Ri(j+1)</text:p>
            <text:p><text:span text:style-name="T4">10</text:span><text:span text:style-name="T4"><text:tab/></text:span><text:span text:style-name="T4">MAD Aij Bijk Cijk Zijk</text:span><text:line-break/>11<text:tab/>REX Tij Zijk Vijk Wijk<text:line-break/>12<text:tab/>MUL Mij Vijk Xijk<text:line-break/>13<text:tab/>MAD Eij Xijk Bijk Sijk<text:line-break/>14<text:tab/>RRF Uij Sijk Xijk B(i+1)jk<text:line-break/>15<text:tab/>MAD Kij Vijk Wijk Ci(j+1)k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" style:font-family-asian="'Lohit Hindi'" style:font-pitch-asian="variable" style:font-size-asian="12pt" style:language-asian="hi" style:country-asian="IN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6.748cm" style:type="center"/>
          <style:tab-stop style:position="33.49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Parker</meta:initial-creator>
    <meta:creation-date>2010-11-13T11:21:55</meta:creation-date>
    <meta:editing-duration>PT18H4M59S</meta:editing-duration>
    <meta:editing-cycles>33</meta:editing-cycles>
    <dc:date>2016-04-16T12:13:28.599222812</dc:date>
    <meta:generator>LibreOffice/4.2.8.2$Linux_X86_64 LibreOffice_project/420m0$Build-2</meta:generator>
    <meta:document-statistic meta:object-count="105"/>
  </office:meta>
</office:document-meta>
</file>